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color="#800000"/>
    </style:style>
    <style:style style:name="P2" style:family="paragraph" style:parent-style-name="Standard">
      <style:text-properties fo:color="#800000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>
      <style:text-properties fo:color="#800000"/>
    </style:style>
    <style:style style:name="P7" style:family="paragraph" style:parent-style-name="Text_20_body" style:list-style-name="L1">
      <style:paragraph-properties fo:margin-top="0in" fo:margin-bottom="0in"/>
    </style:style>
    <style:style style:name="P8" style:family="paragraph" style:parent-style-name="Text_20_body" style:list-style-name="L2">
      <style:paragraph-properties fo:margin-top="0in" fo:margin-bottom="0in"/>
    </style:style>
    <style:style style:name="P9" style:family="paragraph" style:parent-style-name="Text_20_body" style:list-style-name="L3">
      <style:paragraph-properties fo:margin-top="0in" fo:margin-bottom="0in"/>
    </style:style>
    <style:style style:name="T1" style:family="text">
      <style:text-properties fo:color="#80000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zagadnienia"/>Zagadnienia</text:h>
      <text:p text:style-name="Text_20_body">Funkcje w języku plpgsql. Manipulowanie danymi z użyciem funkcji. </text:p>
      <text:h text:style-name="Heading_20_1" text:outline-level="1"><text:bookmark text:name="zadanie_1"/>Zadanie 1</text:h>
      <text:p text:style-name="Text_20_body">Napisz funkcję <text:span text:style-name="Emphasis">masaPudelka</text:span> wyznaczającą masę pudełka jako sumę masy czekoladek w nim zawartych. Funkcja jako argument przyjmuje identyfikator pudełka. Przetestuj działanie funkcji na podstawie prostej instrukcji select. </text:p>
      <text:p text:style-name="P1">select idpudelka, sum(c.masa) as masa from zawartosc natural join czekoladki c group by idpudelka; </text:p>
      <text:p text:style-name="P1"/>
      <text:p text:style-name="P1">create or replace function masa_calkowita(idpudelka varchar(4)) </text:p>
      <text:p text:style-name="P1">returns int as $$ </text:p>
      <text:p text:style-name="P1">declare </text:p>
      <text:p text:style-name="P1"><text:tab/>w int; </text:p>
      <text:p text:style-name="P1">begin </text:p>
      <text:p text:style-name="P1"><text:tab/>select sum(c.masa) into w from czekoladki c natural join zawartosc z where z.idpudelka = <text:tab/>idpudelka; </text:p>
      <text:p text:style-name="P1"><text:tab/>return w; </text:p>
      <text:p text:style-name="P1">end; $$ language plpgsql; </text:p>
      <text:p text:style-name="P1"/>
      <text:p text:style-name="P1">select masa_calkowita('MARZ');</text:p>
      <text:h text:style-name="Heading_20_1" text:outline-level="1"><text:bookmark text:name="zadanie_2"/>Zadanie 2</text:h>
      <text:p text:style-name="Text_20_body">Napisz funkcję <text:span text:style-name="Emphasis">liczbaCzekoladek</text:span> wyznaczającą liczbę czekoladek znajdujących się w pudełku. Funkcja jako argument przyjmuje identyfikator pudełka. Przetestuj działanie funkcji na podstawie prostej instrukcji select. </text:p>
      <text:p text:style-name="P1">select sum(sztuk), idpudelka from zawartosc group by idpudelka; </text:p>
      <text:p text:style-name="P1">create or replace function ilosc_calkowita(idpudelka varchar(4)) </text:p>
      <text:p text:style-name="P1">returns int as $$ </text:p>
      <text:p text:style-name="P1">declare </text:p>
      <text:p text:style-name="P1"><text:tab/>w int; </text:p>
      <text:p text:style-name="P1">begin </text:p>
      <text:p text:style-name="P1"><text:tab/>select sum(z.sztuk) into w from zawartosc z where z.idpudelka = idpudelka; </text:p>
      <text:p text:style-name="P1"><text:soft-page-break/><text:tab/>return w; </text:p>
      <text:p text:style-name="P1">end; </text:p>
      <text:p text:style-name="P1">$$ language plpgsql; </text:p>
      <text:p text:style-name="P1"/>
      <text:p text:style-name="P1">select ilosc_calkowita('PEAN'); </text:p>
      <text:h text:style-name="Heading_20_1" text:outline-level="1"><text:bookmark text:name="zadanie_3"/>Zadanie 3</text:h>
      <text:p text:style-name="Text_20_body">Napisz funkcję <text:span text:style-name="Emphasis">zysk</text:span> obliczającą zysk jaki cukiernia uzyskuje ze sprzedaży jednego pudełka czekoladek, zakładając, że zysk ten jest różnicą między ceną pudełka, a kosztem wytworzenia zawartych w nim czekoladek i kosztem opakowania (0,90 zł dla każdego pudełka). Funkcja jako argument przyjmuje identyfikator pudełka. </text:p>
      <text:p text:style-name="P1">create or replace function zysk(idpudelka char(4)) </text:p>
      <text:p text:style-name="P1">returns numeric(7,2) as $$ </text:p>
      <text:p text:style-name="P1">declare </text:p>
      <text:p text:style-name="P1"><text:tab/>w numeric(7,2); </text:p>
      <text:p text:style-name="P1"><text:tab/>cena numeric(7,2); </text:p>
      <text:p text:style-name="P1"><text:tab/>koszt_c numeric(7,2); </text:p>
      <text:p text:style-name="P1">begin </text:p>
      <text:p text:style-name="P1"><text:tab/>select sum(c.koszt) into koszt_c from pudelka p natural join zawartosc z join czekoladki c using <text:tab/>(idczekoladki) where p.idpudelka = idpudelka; </text:p>
      <text:p text:style-name="P1"><text:tab/>select p.cena into cena from pudelka p where p.idpudelka = idpudelka; </text:p>
      <text:p text:style-name="P1"><text:tab/>lsw := cena - koszt_c - <text:tab/>0.9; </text:p>
      <text:p text:style-name="P1"><text:tab/>return w; </text:p>
      <text:p text:style-name="P1">end; $$ language plpgsql; </text:p>
      <text:p text:style-name="P1"/>
      <text:p text:style-name="P1">select zysk('MARZ'); </text:p>
      <text:p text:style-name="P1"/>
      <text:p text:style-name="Text_20_body">Przetestuj działanie funkcji na podstawie prostej instrukcji select. Napisz instrukcję select obliczającą zysk jaki cukiernia uzyska ze sprzedaży pudełek zamówionych w wybranym dniu. </text:p>
      <text:p text:style-name="P1">select sum(zysk(a.idpudelka)*a.sztuk) from zamowienia z natural join artykuly a where z.datarealizacji = '2008-10-30';</text:p>
      <text:p text:style-name="P1"/>
      <text:h text:style-name="Heading_20_1" text:outline-level="1"><text:bookmark text:name="zadanie_4"/><text:soft-page-break/>Zadanie 4</text:h>
      <text:p text:style-name="Text_20_body">Napisz funkcję <text:span text:style-name="Emphasis">sumaZamowien</text:span> obliczającą łączną wartość zamówień złożonych przez klienta, które czekają na realizację (są w tabeli <text:span text:style-name="Emphasis">Zamowienia</text:span>). Funkcja jako argument przyjmuje identyfikator klienta. Przetestuj działanie funkcji. </text:p>
      <text:p text:style-name="Text_20_body"/>
      <text:p text:style-name="P1">create or replace function sumaZamowien(identKl integer) </text:p>
      <text:p text:style-name="P1">returns numeric(7,2) as $$ </text:p>
      <text:p text:style-name="P1">declare </text:p>
      <text:p text:style-name="P1"><text:tab/>w numeric(7,2); </text:p>
      <text:p text:style-name="P1">begin </text:p>
      <text:p text:style-name="P1"><text:tab/>select sum(a.sztuk*p.cena) into w from zamowienia z natural join artykuly a natural join <text:tab/>pudelka p where z.idklienta = identKl; </text:p>
      <text:p text:style-name="P1"><text:tab/>return w; </text:p>
      <text:p text:style-name="P1">end; </text:p>
      <text:p text:style-name="P1">$$ language plpgsql;</text:p>
      <text:p text:style-name="P1"/>
      <text:p text:style-name="P1">select sumaZamowien(1);</text:p>
      <text:h text:style-name="Heading_20_1" text:outline-level="1"><text:bookmark text:name="zadanie_5"/>Zadanie 5</text:h>
      <text:p text:style-name="Text_20_body">Napisz funkcję <text:span text:style-name="Emphasis">rabat</text:span> obliczającą rabat jaki otrzymuje klient składający zamówienie. Rabat wyliczany jest na podstawie wcześniej złożonych zamówień w sposób następujący: </text:p>
      <text:list xml:id="list2176945779" text:style-name="L1">
        <text:list-item>
          <text:p text:style-name="P7">4 % jeśli wartość zamówień jest z przedziału 101-200 zł;</text:p>
        </text:list-item>
        <text:list-item>
          <text:p text:style-name="P7">7 % jeśli wartość zamówień jest z przedziału 201-400 zł;</text:p>
        </text:list-item>
        <text:list-item>
          <text:p text:style-name="P3">8 % jeśli wartość zamówień jest większa od 400 zł.</text:p>
        </text:list-item>
      </text:list>
      <text:p text:style-name="Text_20_body">Funkcja jako argument przyjmuje identyfikator klienta. Przetestuj działanie funkcji. </text:p>
      <text:p text:style-name="P1">create or replace function rabat(identKl integer) </text:p>
      <text:p text:style-name="P1"><text:tab/>returns numeric(7,2) as $$ </text:p>
      <text:p text:style-name="P1">declare </text:p>
      <text:p text:style-name="P1"><text:tab/>temp numeric(7,2); </text:p>
      <text:p text:style-name="P1">begin </text:p>
      <text:p text:style-name="P1"><text:tab/>temp = sumaZamowien(identKl); </text:p>
      <text:p text:style-name="P1"><text:tab/>if temp &lt;101 then return 0.00; </text:p>
      <text:p text:style-name="P1"><text:tab/>elseif temp &gt;= 101 and temp &lt;= 200 then return 0.04; </text:p>
      <text:p text:style-name="P1"><text:soft-page-break/><text:tab/>elseif temp &gt;= 201 and temp &lt;= 400 then return 0.07; </text:p>
      <text:p text:style-name="P1"><text:tab/>else return 0.08; </text:p>
      <text:p text:style-name="P1"><text:tab/>end if; </text:p>
      <text:p text:style-name="P1">end; </text:p>
      <text:p text:style-name="P1">$$ language plpgsql;</text:p>
      <text:h text:style-name="Heading_20_1" text:outline-level="1"><text:bookmark text:name="zadanie_6"/>Zadanie 6</text:h>
      <text:p text:style-name="Text_20_body">Napisz bezargumentową funkcję <text:span text:style-name="Emphasis">podwyzka</text:span>, która dokonuje podwyżki kosztów produkcji czekoladek o: </text:p>
      <text:list xml:id="list876185207" text:style-name="L2">
        <text:list-item>
          <text:p text:style-name="P8">3 gr dla czekoladek, których koszt produkcji jest mniejszy od 20 gr; </text:p>
        </text:list-item>
        <text:list-item>
          <text:p text:style-name="P8">4 gr dla czekoladek, których koszt produkcji jest z przedziału 20-29 gr;</text:p>
        </text:list-item>
        <text:list-item>
          <text:p text:style-name="P4">5 gr dla pozostałych. </text:p>
        </text:list-item>
      </text:list>
      <text:p text:style-name="Text_20_body">Funkcja powinna ponadto podnieść cenę pudełek o tyle o ile zmienił się koszt produkcji zawartych w nich czekoladek. </text:p>
      <text:p text:style-name="Text_20_body">Przed testowaniem działania funkcji wykonaj zapytania, które umieszczą w plikach dane na temat kosztów czekoladek i cen pudełek tak, aby można było później sprawdzić poprawność działania funkcji <text:span text:style-name="Emphasis">podwyzka</text:span>. Przetestuj działanie funkcji. </text:p>
      <text:p text:style-name="Text_20_body"/>
      <text:p text:style-name="P1">create table temp+table(id int, nowa_cena numeric(7,2); </text:p>
      <text:p text:style-name="P1">//konieczne jest użycie tymczasowej tabeli aby uzyć jej jako typu zmiennej w pętli for;</text:p>
      <text:p text:style-name="P1"/>
      <text:p text:style-name="P1">create or replace function podwyzka() </text:p>
      <text:p text:style-name="P1"><text:tab/>returns void as $$ </text:p>
      <text:p text:style-name="P1">declare i temp_table%rowTYPE; </text:p>
      <text:p text:style-name="P1">begin </text:p>
      <text:p text:style-name="P1">for i in </text:p>
      <text:p text:style-name="P1">(select x.pud as id, sum(x.suma)+p.cena as nowa_cena from </text:p>
      <text:p text:style-name="P1">(select z.idpudelka as pud,sum(z.sztuk)*0.05 as suma from zawartosc z natural join czekoladki c where c.koszt &gt;=0.30 group by z.idpudelka </text:p>
      <text:p text:style-name="P1">union select z.idpudelka as pud, sum(z.sztuk)*0.04 as suma from zawartosc z natural join czekoladki c where c.koszt &lt; 0.30 and c.koszt &gt;= 0.20 group by z.idpudelka </text:p>
      <text:p text:style-name="P1">union select z.idpudelka as pud, sum(z.sztuk)*0.03 as suma from zawartosc z natural join czekoladki c where c.koszt &lt; 0.20 group by z.idpudelka) as x </text:p>
      <text:p text:style-name="P1">join pudelka p on p.idpudelka = x.pud group by x.pud, p.cena) </text:p>
      <text:p text:style-name="P1">loop </text:p>
      <text:p text:style-name="P1"><text:tab/>update pudelka set cena = i.nowa_cena where idpudelka = i.id; </text:p>
      <text:p text:style-name="P1"><text:soft-page-break/>end loop; </text:p>
      <text:p text:style-name="P1">update czekoladki set koszt = koszt + 0.05 where koszt &gt;= 0.30; </text:p>
      <text:p text:style-name="P1">update czekoladki set koszt = koszt + 0.04 where koszt &gt;= 0.20 and koszt &lt; 0.30; </text:p>
      <text:p text:style-name="P1">update czekoladki set koszt = koszt + 0.03 where koszt &lt; 0.20; </text:p>
      <text:p text:style-name="P1">end; </text:p>
      <text:p text:style-name="P1">$$ language plpgsql;</text:p>
      <text:h text:style-name="Heading_20_1" text:outline-level="1"><text:bookmark text:name="zadanie_7"/>Zadanie 7</text:h>
      <text:p text:style-name="Text_20_body">Napisz funkcję <text:span text:style-name="Emphasis">obnizka</text:span> odwracająca zmiany wprowadzone w poprzedniej funkcji. Przetestuj działanie funkcji. </text:p>
      <text:p text:style-name="Text_20_body"/>
      <text:p text:style-name="P1">create or replace function obnizka() </text:p>
      <text:p text:style-name="P1">returns void as $$ </text:p>
      <text:p text:style-name="P1">declare i temp_table%rowTYPE; </text:p>
      <text:p text:style-name="P1">begin </text:p>
      <text:p text:style-name="P1">for i in (select x.pud as id, p.cena-sum(x.suma) as nowa_cena from </text:p>
      <text:p text:style-name="P1">(select z.idpudelka as pud,sum(z.sztuk)*0.05 as suma from zawartosc z natural join czekoladki c where c.koszt &gt;=0.35 group by z.idpudelka </text:p>
      <text:p text:style-name="P1">union select z.idpudelka as pud, sum(z.sztuk)*0.04 as suma from zawartosc z natural join czekoladki c where c.koszt &lt; 0.34 and c.koszt &gt;= 0.24 group by z.idpudelka </text:p>
      <text:p text:style-name="P1">union select z.idpudelka as pud, sum(z.sztuk)*0.03 as suma from zawartosc z natural join czekoladki c where c.koszt &lt; 0.23 group by z.idpudelka) as x </text:p>
      <text:p text:style-name="P1">join pudelka p on p.idpudelka = x.pud group by x.pud, p.cena) </text:p>
      <text:p text:style-name="P1">loop </text:p>
      <text:p text:style-name="P1"><text:tab/>update pudelka set cena = i.nowa_cena where idpudelka = i.id; </text:p>
      <text:p text:style-name="P1">end loop; </text:p>
      <text:p text:style-name="P1">update czekoladki set koszt = koszt - 0.03 where koszt &lt; 0.23; </text:p>
      <text:p text:style-name="P1">update czekoladki set koszt = koszt - 0.04 where koszt &lt; 0.34 and koszt &gt;= 0.24; </text:p>
      <text:p text:style-name="P1">update czekoladki set koszt = koszt - 0.05 where koszt &gt;= 0.35; </text:p>
      <text:p text:style-name="P1">end; </text:p>
      <text:p text:style-name="P1">$$ language plpgsql;</text:p>
      <text:h text:style-name="Heading_20_1" text:outline-level="1"><text:bookmark text:name="zadanie_8"/><text:soft-page-break/>Zadanie 8</text:h>
      <text:p text:style-name="Text_20_body">Napisz funkcję zwracającą informacje o zamówieniach złożonych przez klienta, którego identyfikator podawany jest jako argument wywołania funkcji. W/w informacje muszą zawierać: <text:span text:style-name="Emphasis">idzamowienia</text:span>, <text:span text:style-name="Emphasis">idpudelka</text:span>, <text:span text:style-name="Emphasis">datarealizacji</text:span>. Przetestuj działanie funkcji. <text:span text:style-name="Strong_20_Emphasis">Uwaga</text:span>: Funkcja zwraca więcej niż 1 wiersz! </text:p>
      <text:p text:style-name="P1">create or replace function zamowienia_klientow(ident int) </text:p>
      <text:p text:style-name="P1"><text:tab/>returns table(f_idzamowienia int, f_idpudelka character(4), f_datarealizacji date) as $$ </text:p>
      <text:p text:style-name="P1">begin </text:p>
      <text:p text:style-name="P1"><text:tab/>return query select z.idzamowienia, a.idpudelka, z.datarealizacji from klienci k natural join <text:tab/>zamowienia z natural join artykuly a where k.idklienta = 1; </text:p>
      <text:p text:style-name="P1">end; </text:p>
      <text:p text:style-name="P1">$$ language plpgsql;</text:p>
      <text:p text:style-name="Text_20_body"/>
      <text:h text:style-name="Heading_20_1" text:outline-level="1"><text:bookmark text:name="zadanie_9"/>Zadanie 9</text:h>
      <text:p text:style-name="Text_20_body">Napisz funkcję zwracającą listę klientów z miejscowości, której nazwa podawana jest jako argument wywołania funkcji. Lista powinna zawierać: nazwę klienta i adres. Przetestuj działanie funkcji. </text:p>
      <text:p text:style-name="P1">create or replace function lista_klientow(miasto vachar(15))</text:p>
      <text:p text:style-name="P1"><text:tab/>return table(f_nazwa varchar(128), f_miejscowosc varchar(15)) as $$</text:p>
      <text:p text:style-name="P1">begin</text:p>
      <text:p text:style-name="P1"><text:tab/>return query select nazwa, ulica from klienci where miejscowosc = miasto;</text:p>
      <text:p text:style-name="P1">end;</text:p>
      <text:p text:style-name="P1">$$ language plpgsql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bookmark text:name="zadanie_10"/><text:soft-page-break/>Zadanie 10</text:h>
      <text:p text:style-name="Text_20_body">Napisz funkcję <text:span text:style-name="Emphasis">rabat</text:span> obliczającą rabat jaki otrzymuje klient <text:span text:style-name="Strong_20_Emphasis">kwiaciarni</text:span> składający zamówienie. Funkcję utwórz w schemacie <text:span text:style-name="Emphasis">kwiaciarnia</text:span> Rabat wyliczany jest na podstawie zamówień bieżących (tabela <text:span text:style-name="Emphasis">zamowienia</text:span>) i z ostatnich siedmiu dni (tabela <text:span text:style-name="Emphasis">historia</text:span>) w sposób następujący: </text:p>
      <text:list xml:id="list1633716118" text:style-name="L3">
        <text:list-item>
          <text:p text:style-name="P9">5 % jeśli wartość zamówień jest większa od 0 lecz nie większa od 100 zł;</text:p>
        </text:list-item>
        <text:list-item>
          <text:p text:style-name="P9">10 % jeśli wartość zamówień jest z przedziału 101-400 zł;</text:p>
        </text:list-item>
        <text:list-item>
          <text:p text:style-name="P9">15 % jeśli wartość zamówień jest z przedziału 401-700 zł;</text:p>
        </text:list-item>
        <text:list-item>
          <text:p text:style-name="P5">20 % jeśli wartość zamówień jest większa od 700 zł.</text:p>
        </text:list-item>
      </text:list>
      <text:p text:style-name="Text_20_body">Przetestuj działanie funkcji. </text:p>
      <text:p text:style-name="P1">create or replace function rabat(id varchar(10)) </text:p>
      <text:p text:style-name="P1"><text:tab/>returns numeric(7,2) as $$ </text:p>
      <text:p text:style-name="P1">declare suma numeric(7,2); </text:p>
      <text:p text:style-name="P1">begin </text:p>
      <text:p text:style-name="P1"><text:tab/>select sum(cena) into suma from (select idzamowienia,idklienta,cena from historia where <text:tab/>age(termin) &lt; '4 years 0 mons 7 days' union select idzamowienia,idklienta,cena from <text:tab/>zamowienia) as x where idklienta = id; </text:p>
      <text:p text:style-name="P1"><text:tab/>if suma &gt; 0 and suma &lt;= 100 then return 0.05; </text:p>
      <text:p text:style-name="P1"><text:tab/>elseif suma &gt;= 101 and suma &lt;= 400 then return 0.1; </text:p>
      <text:p text:style-name="P1"><text:tab/>elseif suma &gt;= 401 and suma &lt;= 700 then return 0.15; </text:p>
      <text:p text:style-name="P1"><text:tab/>elseif suma &gt; 700 then return 0.2; </text:p>
      <text:p text:style-name="P1"><text:tab/>else return 0.0; </text:p>
      <text:p text:style-name="P1"><text:tab/>end if; </text:p>
      <text:p text:style-name="P1">end; </text:p>
      <text:p text:style-name="P1">$$ language plpgsql;</text:p>
      <text:h text:style-name="Heading_20_1" text:outline-level="1"><text:bookmark text:name="zadanie_11"/>Zadanie 11</text:h>
      <text:p text:style-name="Text_20_body">Napisz funkcję <text:span text:style-name="Emphasis">zysk</text:span> obliczającą jaki zysk można osiągnąć ze sprzedaży wszystkich wiązanek znajdujących się aktualnie w magazynie <text:span text:style-name="Strong_20_Emphasis">kwiaciarni</text:span>. Funkcje utwórz w schemacie <text:span text:style-name="Emphasis">kwiaciarnia</text:span>. Przetestuj działanie funkcji. </text:p>
      <text:p text:style-name="P2">create function zysk() </text:p>
      <text:p text:style-name="P2"><text:tab/>returns numeric(7,2) as $$ </text:p>
      <text:p text:style-name="P2">declare w numeric(7,2); </text:p>
      <text:p text:style-name="P2">begin </text:p>
      <text:p text:style-name="P2"><text:tab/>select sum(cena*stan) into w from kompozycje; </text:p>
      <text:p text:style-name="P2"><text:tab/>return w; </text:p>
      <text:p text:style-name="P2">end; $$ language plpgsql;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Nimbus Roman No9 L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uke </meta:initial-creator>
    <meta:creation-date>2010-05-26T22:55:15</meta:creation-date>
    <dc:date>2010-06-09T02:45:09</dc:date>
    <dc:creator>Luke </dc:creator>
    <meta:editing-duration>PT12H17M10S</meta:editing-duration>
    <meta:editing-cycles>8</meta:editing-cycles>
    <meta:generator>OpenOffice.org/3.1$Linux OpenOffice.org_project/310m19$Build-9420</meta:generator>
    <meta:document-statistic meta:table-count="0" meta:image-count="0" meta:object-count="0" meta:page-count="7" meta:paragraph-count="166" meta:word-count="1305" meta:character-count="9036"/>
  </office:meta>
</office:document-meta>
</file>